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 style:data-style-name="N70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70"/>
    <style:style style:name="ce8" style:family="table-cell" style:parent-style-name="Default" style:data-style-name="N70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fo:color="#000000" style:font-name="Times New Roman" fo:font-size="11.5pt" fo:language="en" fo:country="US" fo:font-style="italic" style:font-name-asian="Times New Roman" style:font-size-asian="11.5pt" style:language-asian="en" style:country-asian="US" style:font-style-asian="italic" style:font-name-complex="Times New Roman" style:font-size-complex="6.5pt" style:language-complex="en" style:country-complex="US" style:font-style-complex="italic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14" style:family="table-cell" style:parent-style-name="Default" style:data-style-name="N71">
      <style:table-cell-properties fo:border-bottom="0.002cm solid #000000" fo:border-left="none" fo:border-right="0.002cm solid #000000" fo:border-top="none"/>
    </style:style>
    <style:style style:name="ce15" style:family="table-cell" style:parent-style-name="Default" style:data-style-name="N70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70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70">
      <style:table-cell-properties fo:border-bottom="0.002cm solid #000000" fo:border-left="none" fo:border-right="0.002cm solid #000000" fo:border-top="non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=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11=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3"/>
          <table:table-cell table:style-name="ce5" table:number-columns-repeated="2"/>
          <table:table-cell table:style-name="ce12" table:formula="of:=MDETERM([.B8:.D10])" office:value-type="float" office:value="-45">
            <text:p>-4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12=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12:.D14])*(-1)" office:value-type="float" office:value="-5">
            <text:p>-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13=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16:.D18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14=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20:.D22])*(-1)" office:value-type="float" office:value="-17">
            <text:p>-1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21=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24:.D26])*(-1)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22=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28:.D30])" office:value-type="float" office:value="-31">
            <text:p>-3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23=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32:.D34])*(-1)" office:value-type="float" office:value="0.999999999999996">
            <text:p>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24=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36:.D38])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31=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40:.D42])" office:value-type="float" office:value="-6">
            <text:p>-6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32=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44:.D46])*(-1)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33=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4" table:formula="of:=MDETERM([.B48:.D50])" office:value-type="float" office:value="3.33066907387547E-016">
            <text:p>0 <text:s text:c="5"/>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34=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52:.D54])*(-1)" office:value-type="float" office:value="-3">
            <text:p>-3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41=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56:.D58])*(-1)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42=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60:.D62])" office:value-type="float" office:value="-5">
            <text:p>-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43=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64:.D66])*(-1)" office:value-type="float" office:value="-1">
            <text:p>-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44=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ce13" table:formula="of:=MDETERM([.B68:.D70])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-45">
            <text:p>-45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-17">
            <text:p>-17</text:p>
          </table:table-cell>
          <table:table-cell table:number-columns-repeated="5"/>
        </table:table-row>
        <table:table-row table:style-name="ro1">
          <table:table-cell office:value-type="string">
            <text:p>C=</text:p>
          </table:table-cell>
          <table:table-cell office:value-type="float" office:value="63">
            <text:p>63</text:p>
          </table:table-cell>
          <table:table-cell office:value-type="float" office:value="-31">
            <text:p>-31</text:p>
          </table:table-cell>
          <table:table-cell table:style-name="Default" office:value-type="float" office:value="1">
            <text:p>1</text:p>
          </table:table-cell>
          <table:table-cell table:style-name="ce11" office:value-type="float" office:value="25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ce11" office:value-type="float" office:value="-3">
            <text:p>-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5" office:value-type="float" office:value="12">
            <text:p>12</text:p>
          </table:table-cell>
          <table:table-cell table:style-name="ce5" office:value-type="float" office:value="-5">
            <text:p>-5</text:p>
          </table:table-cell>
          <table:table-cell table:style-name="ce5" office:value-type="float" office:value="-1">
            <text:p>-1</text:p>
          </table:table-cell>
          <table:table-cell table:style-name="ce13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 table:formula="of:=[.B73]/-3" office:value-type="float" office:value="15">
            <text:p>15 <text:s text:c="3"/></text:p>
          </table:table-cell>
          <table:table-cell table:style-name="ce6" table:formula="of:=[.C73]/-3" office:value-type="float" office:value="1.66666666666667">
            <text:p>1 2/3</text:p>
          </table:table-cell>
          <table:table-cell table:style-name="ce6" table:formula="of:=[.D73]/-3" office:value-type="float" office:value="-0.333333333333333">
            <text:p>- 1/3</text:p>
          </table:table-cell>
          <table:table-cell table:style-name="ce15" table:formula="of:=[.E73]/-3" office:value-type="float" office:value="5.66666666666667">
            <text:p>5 2/3</text:p>
          </table:table-cell>
          <table:table-cell table:number-columns-repeated="5"/>
        </table:table-row>
        <table:table-row table:style-name="ro1">
          <table:table-cell office:value-type="string">
            <text:p>C/-3=</text:p>
          </table:table-cell>
          <table:table-cell table:style-name="ce7" table:formula="of:=[.B74]/-3" office:value-type="float" office:value="-21">
            <text:p>-21 <text:s text:c="3"/></text:p>
          </table:table-cell>
          <table:table-cell table:style-name="ce7" table:formula="of:=[.C74]/-3" office:value-type="float" office:value="10.3333333333333">
            <text:p>10 1/3</text:p>
          </table:table-cell>
          <table:table-cell table:style-name="ce7" table:formula="of:=[.D74]/-3" office:value-type="float" office:value="-0.333333333333333">
            <text:p>- 1/3</text:p>
          </table:table-cell>
          <table:table-cell table:style-name="ce16" table:formula="of:=[.E74]/-3" office:value-type="float" office:value="-8.33333333333333">
            <text:p>-8 1/3</text:p>
          </table:table-cell>
          <table:table-cell table:number-columns-repeated="4"/>
          <table:table-cell table:style-name="ce7"/>
        </table:table-row>
        <table:table-row table:style-name="ro1">
          <table:table-cell/>
          <table:table-cell table:style-name="ce7" table:formula="of:=[.B75]/-3" office:value-type="float" office:value="2">
            <text:p>2 <text:s text:c="3"/></text:p>
          </table:table-cell>
          <table:table-cell table:style-name="ce7" table:formula="of:=[.C75]/-3" office:value-type="float" office:value="-0">
            <text:p>-0 <text:s text:c="3"/></text:p>
          </table:table-cell>
          <table:table-cell table:style-name="ce7" table:formula="of:=[.D75]/-3" office:value-type="float" office:value="-1">
            <text:p>-1 <text:s text:c="3"/></text:p>
          </table:table-cell>
          <table:table-cell table:style-name="ce16" table:formula="of:=[.E75]/-3" office:value-type="float" office:value="1">
            <text:p>1 <text:s text:c="3"/></text:p>
          </table:table-cell>
          <table:table-cell table:number-columns-repeated="4"/>
          <table:table-cell table:style-name="ce7"/>
        </table:table-row>
        <table:table-row table:style-name="ro1">
          <table:table-cell/>
          <table:table-cell table:style-name="ce7" table:formula="of:=[.B76]/-3" office:value-type="float" office:value="-4">
            <text:p>-4 <text:s text:c="3"/></text:p>
          </table:table-cell>
          <table:table-cell table:style-name="ce7" table:formula="of:=[.C76]/-3" office:value-type="float" office:value="1.66666666666667">
            <text:p>1 2/3</text:p>
          </table:table-cell>
          <table:table-cell table:style-name="ce7" table:formula="of:=[.D76]/-3" office:value-type="float" office:value="0.333333333333333">
            <text:p><text:s/>1/3</text:p>
          </table:table-cell>
          <table:table-cell table:style-name="ce16" table:formula="of:=[.E76]/-3" office:value-type="float" office:value="-1.66666666666667">
            <text:p>-1 2/3</text:p>
          </table:table-cell>
          <table:table-cell table:number-columns-repeated="4"/>
          <table:table-cell table:style-name="ce7"/>
        </table:table-row>
        <table:table-row table:style-name="ro1">
          <table:table-cell table:style-name="ce3"/>
          <table:table-cell table:style-name="ce5" table:number-columns-repeated="3"/>
          <table:table-cell table:style-name="ce13" table:formula="of:=MINVERSE([.B77:.E80])" office:value-type="float" office:value="0.999999999999988">
            <text:p>1</text:p>
          </table:table-cell>
          <table:table-cell/>
          <table:table-cell table:style-name="ce7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6" table:number-matrix-columns-spanned="4" table:number-matrix-rows-spanned="4" table:formula="of:=MINVERSE([.B77:.E80])" office:value-type="float" office:value="0.999999999999988">
            <text:p>1 <text:s text:c="3"/></text:p>
          </table:table-cell>
          <table:table-cell table:style-name="ce6" office:value-type="float" office:value="16.6666666666665">
            <text:p>16 2/3</text:p>
          </table:table-cell>
          <table:table-cell table:style-name="ce6" office:value-type="float" office:value="-40.6666666666662">
            <text:p>-40 2/3</text:p>
          </table:table-cell>
          <table:table-cell table:style-name="ce15" office:value-type="float" office:value="-104.333333333332">
            <text:p>-104 1/3</text:p>
          </table:table-cell>
          <table:table-cell table:number-columns-repeated="5"/>
        </table:table-row>
        <table:table-row table:style-name="ro1">
          <table:table-cell office:value-type="string">
            <text:p>A<text:span text:style-name="T1">-1</text:span><text:span text:style-name="T2">=</text:span></text:p>
          </table:table-cell>
          <table:table-cell table:style-name="ce7" office:value-type="float" office:value="1.48477721345922E-015">
            <text:p>0 <text:s text:c="3"/></text:p>
          </table:table-cell>
          <table:table-cell table:style-name="ce7" office:value-type="float" office:value="-1.99999999999997">
            <text:p>-2 <text:s text:c="3"/></text:p>
          </table:table-cell>
          <table:table-cell table:style-name="ce7" office:value-type="float" office:value="4.99999999999994">
            <text:p>5 <text:s text:c="3"/></text:p>
          </table:table-cell>
          <table:table-cell table:style-name="ce16" office:value-type="float" office:value="12.9999999999998">
            <text:p>13 <text:s text:c="3"/>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-0.499999999999992">
            <text:p>- 1/2</text:p>
          </table:table-cell>
          <table:table-cell table:style-name="ce7" office:value-type="float" office:value="-10.8333333333332">
            <text:p>-10 5/6</text:p>
          </table:table-cell>
          <table:table-cell table:style-name="ce7" office:value-type="float" office:value="25.333333333333">
            <text:p>25 1/3</text:p>
          </table:table-cell>
          <table:table-cell table:style-name="ce16" office:value-type="float" office:value="67.6666666666658">
            <text:p>67 2/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8" office:value-type="float" office:value="-2.49999999999997">
            <text:p>-2 1/2</text:p>
          </table:table-cell>
          <table:table-cell table:style-name="ce8" office:value-type="float" office:value="-44.1666666666661">
            <text:p>-44 1/6</text:p>
          </table:table-cell>
          <table:table-cell table:style-name="ce8" office:value-type="float" office:value="107.666666666665">
            <text:p>107 2/3</text:p>
          </table:table-cell>
          <table:table-cell table:style-name="ce17" office:value-type="float" office:value="276.33333333333">
            <text:p>276 1/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Задание 5=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1" office:value-type="float" office:value="-3">
            <text:p>-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-1">
            <text:p>-1</text:p>
          </table:table-cell>
          <table:table-cell table:style-name="ce11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 table:formula="of:=[.B89]/-3" office:value-type="float" office:value="-0.666666666666667">
            <text:p>- 2/3</text:p>
          </table:table-cell>
          <table:table-cell table:style-name="ce6" table:formula="of:=[.C89]/-3" office:value-type="float" office:value="0.666666666666667">
            <text:p><text:s/>2/3</text:p>
          </table:table-cell>
          <table:table-cell table:style-name="ce6" table:formula="of:=[.D89]/-3" office:value-type="float" office:value="-0">
            <text:p>-0 <text:s text:c="3"/></text:p>
          </table:table-cell>
          <table:table-cell table:style-name="ce15" table:formula="of:=[.E89]/-3" office:value-type="float" office:value="-0.333333333333333">
            <text:p>- 1/3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[.B90]/-3" office:value-type="float" office:value="-0.666666666666667">
            <text:p>- 2/3</text:p>
          </table:table-cell>
          <table:table-cell table:style-name="ce7" table:formula="of:=[.C90]/-3" office:value-type="float" office:value="-1">
            <text:p>-1 <text:s text:c="3"/></text:p>
          </table:table-cell>
          <table:table-cell table:style-name="ce7" table:formula="of:=[.D90]/-3" office:value-type="float" office:value="-0.333333333333333">
            <text:p>- 1/3</text:p>
          </table:table-cell>
          <table:table-cell table:style-name="ce16" table:formula="of:=[.E90]/-3" office:value-type="float" office:value="1">
            <text:p>1 <text:s text:c="3"/>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[.B91]/-3" office:value-type="float" office:value="-1">
            <text:p>-1 <text:s text:c="3"/></text:p>
          </table:table-cell>
          <table:table-cell table:style-name="ce7" table:formula="of:=[.C91]/-3" office:value-type="float" office:value="-1.33333333333333">
            <text:p>-1 1/3</text:p>
          </table:table-cell>
          <table:table-cell table:style-name="ce7" table:formula="of:=[.D91]/-3" office:value-type="float" office:value="0.333333333333333">
            <text:p><text:s/>1/3</text:p>
          </table:table-cell>
          <table:table-cell table:style-name="ce16" table:formula="of:=[.E91]/-3" office:value-type="float" office:value="-0.666666666666667">
            <text:p>- 2/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8" table:formula="of:=[.B92]/-3" office:value-type="float" office:value="-0.333333333333333">
            <text:p>- 1/3</text:p>
          </table:table-cell>
          <table:table-cell table:style-name="ce8" table:formula="of:=[.C92]/-3" office:value-type="float" office:value="-1">
            <text:p>-1 <text:s text:c="3"/></text:p>
          </table:table-cell>
          <table:table-cell table:style-name="ce8" table:formula="of:=[.D92]/-3" office:value-type="float" office:value="-0.333333333333333">
            <text:p>- 1/3</text:p>
          </table:table-cell>
          <table:table-cell table:style-name="ce17" table:formula="of:=[.E92]/-3" office:value-type="float" office:value="0.333333333333333">
            <text:p><text:s/>1/3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 table:number-matrix-columns-spanned="4" table:number-matrix-rows-spanned="4" table:formula="of:=MINVERSE([.B93:.E96])" office:value-type="float" office:value="-0.792452830188679">
            <text:p>- 4/5</text:p>
          </table:table-cell>
          <table:table-cell table:style-name="ce6" office:value-type="float" office:value="-0.509433962264151">
            <text:p>- 1/2</text:p>
          </table:table-cell>
          <table:table-cell table:style-name="ce6" office:value-type="float" office:value="-0.226415094339623">
            <text:p>- 2/9</text:p>
          </table:table-cell>
          <table:table-cell table:style-name="ce15" office:value-type="float" office:value="0.283018867924528">
            <text:p><text:s/>2/7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0.509433962264151">
            <text:p><text:s/>1/2</text:p>
          </table:table-cell>
          <table:table-cell table:style-name="ce7" office:value-type="float" office:value="0.113207547169811">
            <text:p><text:s/>1/9</text:p>
          </table:table-cell>
          <table:table-cell table:style-name="ce7" office:value-type="float" office:value="-0.283018867924528">
            <text:p>- 2/7</text:p>
          </table:table-cell>
          <table:table-cell table:style-name="ce16" office:value-type="float" office:value="-0.39622641509434">
            <text:p>- 2/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-1.13207547169811">
            <text:p>-1 1/8</text:p>
          </table:table-cell>
          <table:table-cell table:style-name="ce7" office:value-type="float" office:value="1.41509433962264">
            <text:p>1 3/7</text:p>
          </table:table-cell>
          <table:table-cell table:style-name="ce7" office:value-type="float" office:value="0.962264150943396">
            <text:p>1 <text:s text:c="3"/></text:p>
          </table:table-cell>
          <table:table-cell table:style-name="ce16" office:value-type="float" office:value="-3.45283018867925">
            <text:p>-3 4/9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8" office:value-type="float" office:value="-0.39622641509434">
            <text:p>- 2/5</text:p>
          </table:table-cell>
          <table:table-cell table:style-name="ce8" office:value-type="float" office:value="1.24528301886792">
            <text:p>1 1/4</text:p>
          </table:table-cell>
          <table:table-cell table:style-name="ce8" office:value-type="float" office:value="-0.113207547169811">
            <text:p>- 1/9</text:p>
          </table:table-cell>
          <table:table-cell table:style-name="ce17" office:value-type="float" office:value="-1.35849056603774">
            <text:p>-1 3/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style-name="ce7" table:number-columns-repeated="4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7" table:number-columns-repeated="4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22.10.2017</text:date>, <text:time>14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2M12S</meta:editing-duration>
    <meta:editing-cycles>8</meta:editing-cycles>
    <meta:generator>OpenOffice/4.1.3$Win32 OpenOffice.org_project/413m1$Build-9783</meta:generator>
    <dc:date>2017-10-22T14:57:57.61</dc:date>
    <dc:creator>Абдулзагиров Мурад</dc:creator>
    <meta:printed-by>Абдулзагиров Мурад</meta:printed-by>
    <meta:print-date>2017-10-16T10:25:24.47</meta:print-date>
    <meta:document-statistic meta:table-count="3" meta:cell-count="294" meta:object-count="0"/>
    <meta:user-defined meta:name="Info 1"/>
    <meta:user-defined meta:name="Info 2"/>
    <meta:user-defined meta:name="Info 3"/>
    <meta:user-defined meta:name="Info 4"/>
  </office:meta>
</office:document-meta>
</file>